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fo:text-indent="0cm" style:auto-text-indent="false" fo:padding="0cm" fo:border="none"/>
      <style:text-properties style:font-name="Lucida Console" fo:font-size="10pt"/>
    </style:style>
    <style:style style:name="P2" style:family="paragraph" style:parent-style-name="Preformatted_20_Text">
      <style:paragraph-properties fo:margin-top="0cm" fo:margin-bottom="0cm" fo:padding="0cm" fo:border="none"/>
    </style:style>
    <style:style style:name="P3" style:family="paragraph" style:parent-style-name="Preformatted_20_Text">
      <style:paragraph-properties fo:margin-top="0cm" fo:margin-bottom="0cm" fo:padding="0cm" fo:border="none"/>
      <style:text-properties style:font-name="Lucida Console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rstudio_console_output"/>$Beziehung.1</text:p>
      <text:p text:style-name="P3">list()</text:p>
      <text:p text:style-name="P2"/>
      <text:p text:style-name="P3">$Beziehung.2</text:p>
      <text:p text:style-name="P3">$Beziehung.2$inspect</text:p>
      <text:p text:style-name="P3">[1] "F508_03"</text:p>
      <text:p text:style-name="P2"/>
      <text:p text:style-name="P3">$Beziehung.2$bad</text:p>
      <text:p text:style-name="P3">character(0)</text:p>
      <text:p text:style-name="P2"/>
      <text:p text:style-name="P2"/>
      <text:p text:style-name="P3">$Beziehung.3</text:p>
      <text:p text:style-name="P3">$Beziehung.3$inspect</text:p>
      <text:p text:style-name="P3">[1] "I902_01"</text:p>
      <text:p text:style-name="P2"/>
      <text:p text:style-name="P3">$Beziehung.3$bad</text:p>
      <text:p text:style-name="P3">character(0)</text:p>
      <text:p text:style-name="P2"/>
      <text:p text:style-name="P2"/>
      <text:p text:style-name="P3">$Beziehung.4</text:p>
      <text:p text:style-name="P3">$Beziehung.4$inspect</text:p>
      <text:p text:style-name="P3">character(0)</text:p>
      <text:p text:style-name="P2"/>
      <text:p text:style-name="P3">$Beziehung.4$bad</text:p>
      <text:p text:style-name="P3">character(0)</text:p>
      <text:p text:style-name="P2"/>
      <text:p text:style-name="P2"/>
      <text:p text:style-name="P3">$Transparenz.jM</text:p>
      <text:p text:style-name="P3">list()</text:p>
      <text:p text:style-name="P2"/>
      <text:p text:style-name="P3">$Beteiligung.jM</text:p>
      <text:p text:style-name="P3">$Beteiligung.jM$inspect</text:p>
      <text:p text:style-name="P3">[1] "G606_03"</text:p>
      <text:p text:style-name="P2"/>
      <text:p text:style-name="P3">$Beteiligung.jM$bad</text:p>
      <text:p text:style-name="P3">[1] "E410_03"</text:p>
      <text:p text:style-name="P2"/>
      <text:p text:style-name="P2"/>
      <text:p text:style-name="P3">$Transparenz.WG</text:p>
      <text:p text:style-name="P3">list()</text:p>
      <text:p text:style-name="P2"/>
      <text:p text:style-name="P3">$Beteiligung.WG</text:p>
      <text:p text:style-name="P3">list()</text:p>
      <text:p text:style-name="P2"/>
      <text:p text:style-name="P3">$Fallkomm.JA.1</text:p>
      <text:p text:style-name="P3">$Fallkomm.JA.1$inspect</text:p>
      <text:p text:style-name="P3">[1] "F508_03" "G618_15" "G619_16"</text:p>
      <text:p text:style-name="P2"/>
      <text:p text:style-name="P3">$Fallkomm.JA.1$bad</text:p>
      <text:p text:style-name="P3">[1] "F519_14"</text:p>
      <text:p text:style-name="P2"/>
      <text:p text:style-name="P2"/>
      <text:p text:style-name="P3">$Fallkomm.JA.2</text:p>
      <text:p text:style-name="P3">list()</text:p>
      <text:p text:style-name="P2"/>
      <text:p text:style-name="P3">$Fallkomm.JA.3</text:p>
      <text:p text:style-name="P3">list()</text:p>
      <text:p text:style-name="P2"/>
      <text:p text:style-name="P3">$Fallkomm.KJP.1</text:p>
      <text:p text:style-name="P3">$Fallkomm.KJP.1$inspect</text:p>
      <text:p text:style-name="P3">[1] "G623_20"</text:p>
      <text:p text:style-name="P2"/>
      <text:p text:style-name="P3">$Fallkomm.KJP.1$bad</text:p>
      <text:p text:style-name="P3">character(0)</text:p>
      <text:p text:style-name="P2"/>
      <text:p text:style-name="P2"/>
      <text:p text:style-name="P3">$Fallkomm.KJP.2</text:p>
      <text:p text:style-name="P3">$Fallkomm.KJP.2$inspect</text:p>
      <text:p text:style-name="P3">character(0)</text:p>
      <text:p text:style-name="P2"><text:soft-page-break/></text:p>
      <text:p text:style-name="P3">$Fallkomm.KJP.2$bad</text:p>
      <text:p text:style-name="P3">character(0)</text:p>
      <text:p text:style-name="P2"/>
      <text:p text:style-name="P2"/>
      <text:p text:style-name="P3">$Fallkomm.SA</text:p>
      <text:p text:style-name="P3">list()</text:p>
      <text:p text:style-name="P2"/>
      <text:p text:style-name="P3">$Fallkomm.Elt.1</text:p>
      <text:p text:style-name="P3">list()</text:p>
      <text:p text:style-name="P2"/>
      <text:p text:style-name="P3">$Fallkomm.Elt.2</text:p>
      <text:p text:style-name="P3">list()</text:p>
      <text:p text:style-name="P2"/>
      <text:p text:style-name="P3">$Fallkomm.Elt.3</text:p>
      <text:p text:style-name="P3">list()</text:p>
      <text:p text:style-name="P2"/>
      <text:p text:style-name="P3">$Komm.andere.1</text:p>
      <text:p text:style-name="P3">list()</text:p>
      <text:p text:style-name="P2"/>
      <text:p text:style-name="P3">$Komm.andere.2</text:p>
      <text:p text:style-name="P3">list()</text:p>
      <text:p text:style-name="P2"/>
      <text:p text:style-name="P3">$Fallkomm.Int.1</text:p>
      <text:p text:style-name="P3">$Fallkomm.Int.1$inspect</text:p>
      <text:p text:style-name="P3">[1] "E411_04" "F523_18"</text:p>
      <text:p text:style-name="P2"/>
      <text:p text:style-name="P3">$Fallkomm.Int.1$bad</text:p>
      <text:p text:style-name="P3">[1] "F517_12"</text:p>
      <text:p text:style-name="P2"/>
      <text:p text:style-name="P2"/>
      <text:p text:style-name="P3">$Fallkomm.Int.2</text:p>
      <text:p text:style-name="P3">$Fallkomm.Int.2$inspect</text:p>
      <text:p text:style-name="P3">[1] "H818_15"</text:p>
      <text:p text:style-name="P2"/>
      <text:p text:style-name="P3">$Fallkomm.Int.2$bad</text:p>
      <text:p text:style-name="P3">character(0)</text:p>
      <text:p text:style-name="P2"/>
      <text:p text:style-name="P2"/>
      <text:p text:style-name="P3">$Fallkomm.Int.3</text:p>
      <text:p text:style-name="P3">$Fallkomm.Int.3$inspect</text:p>
      <text:p text:style-name="P3">[1] "G609_06"</text:p>
      <text:p text:style-name="P2"/>
      <text:p text:style-name="P3">$Fallkomm.Int.3$bad</text:p>
      <text:p text:style-name="P3">[1] "G616_13"</text:p>
      <text:p text:style-name="P2"/>
      <text:p text:style-name="P2"/>
      <text:p text:style-name="P3">$Krisenver.1</text:p>
      <text:p text:style-name="P3">list()</text:p>
      <text:p text:style-name="P2"/>
      <text:p text:style-name="P3">$Krisenver.2</text:p>
      <text:p text:style-name="P3">list()</text:p>
      <text:p text:style-name="P2"/>
      <text:p text:style-name="P3">$Krisenver.3</text:p>
      <text:p text:style-name="P3">list()</text:p>
      <text:p text:style-name="P2"/>
      <text:p text:style-name="P3">$Krisenver.4</text:p>
      <text:p text:style-name="P3">$Krisenver.4$inspect</text:p>
      <text:p text:style-name="P3">[1] "H715_11"</text:p>
      <text:p text:style-name="P2"/>
      <text:p text:style-name="P3">$Krisenver.4$bad</text:p>
      <text:p text:style-name="P3">character(0)</text:p>
      <text:p text:style-name="P2"/>
      <text:p text:style-name="P2"/>
      <text:p text:style-name="P3">$Krisenbew.1</text:p>
      <text:p text:style-name="P3">$Krisenbew.1$inspect</text:p>
      <text:p text:style-name="P3">[1] "H713_09"</text:p>
      <text:p text:style-name="P2"/>
      <text:p text:style-name="P3">$Krisenbew.1$bad</text:p>
      <text:p text:style-name="P3"><text:soft-page-break/>character(0)</text:p>
      <text:p text:style-name="P2"/>
      <text:p text:style-name="P2"/>
      <text:p text:style-name="P3">$Krisenbew.2</text:p>
      <text:p text:style-name="P3">list()</text:p>
      <text:p text:style-name="P2"/>
      <text:p text:style-name="P3">$Krisenauf.1</text:p>
      <text:p text:style-name="P3">$Krisenauf.1$inspect</text:p>
      <text:p text:style-name="P3">character(0)</text:p>
      <text:p text:style-name="P2"/>
      <text:p text:style-name="P3">$Krisenauf.1$bad</text:p>
      <text:p text:style-name="P3">character(0)</text:p>
      <text:p text:style-name="P2"/>
      <text:p text:style-name="P2"/>
      <text:p text:style-name="P3">$Krisenauf.2</text:p>
      <text:p text:style-name="P3">list()</text:p>
      <text:p text:style-name="P2"/>
      <text:p text:style-name="P3">$Krisenauf.3</text:p>
      <text:p text:style-name="P3">list()</text:p>
      <text:p text:style-name="P2"/>
      <text:p text:style-name="P3">$Krisenauf.4</text:p>
      <text:p text:style-name="P3">$Krisenauf.4$inspect</text:p>
      <text:p text:style-name="P3">character(0)</text:p>
      <text:p text:style-name="P2"/>
      <text:p text:style-name="P3">$Krisenauf.4$bad</text:p>
      <text:p text:style-name="P3">character(0)</text:p>
      <text:p text:style-name="P2"/>
      <text:p text:style-name="P2"/>
      <text:p text:style-name="P3">$Krisenauf.5</text:p>
      <text:p text:style-name="P3">$Krisenauf.5$inspect</text:p>
      <text:p text:style-name="P3">character(0)</text:p>
      <text:p text:style-name="P2"/>
      <text:p text:style-name="P3">$Krisenauf.5$bad</text:p>
      <text:p text:style-name="P3">character(0)</text:p>
      <text:p text:style-name="P2"/>
      <text:p text:style-name="P2"/>
      <text:p text:style-name="P3">$Team.1</text:p>
      <text:p text:style-name="P3">$Team.1$inspect</text:p>
      <text:p text:style-name="P3">[1] "G617_14"</text:p>
      <text:p text:style-name="P2"/>
      <text:p text:style-name="P3">$Team.1$bad</text:p>
      <text:p text:style-name="P3">character(0)</text:p>
      <text:p text:style-name="P2"/>
      <text:p text:style-name="P2"/>
      <text:p text:style-name="P3">$Team.2</text:p>
      <text:p text:style-name="P3">$Team.2$inspect</text:p>
      <text:p text:style-name="P3">[1] "F515_10" "G610_07"</text:p>
      <text:p text:style-name="P2"/>
      <text:p text:style-name="P3">$Team.2$bad</text:p>
      <text:p text:style-name="P3">character(0)</text:p>
      <text:p text:style-name="P2"/>
      <text:p text:style-name="P2"/>
      <text:p text:style-name="P3">$Team.3</text:p>
      <text:p text:style-name="P3">$Team.3$inspect</text:p>
      <text:p text:style-name="P3">[1] "H710_06"</text:p>
      <text:p text:style-name="P2"/>
      <text:p text:style-name="P3">$Team.3$bad</text:p>
      <text:p text:style-name="P3">character(0)</text:p>
      <text:p text:style-name="P2"/>
      <text:p text:style-name="P2"/>
      <text:p text:style-name="P3">$Team.4</text:p>
      <text:p text:style-name="P3">list()</text:p>
      <text:p text:style-name="P2"/>
      <text:p text:style-name="P3">$Team.5</text:p>
      <text:p text:style-name="P3">$Team.5$inspect</text:p>
      <text:p text:style-name="P3">character(0)</text:p>
      <text:p text:style-name="P2"/>
      <text:p text:style-name="P3">$Team.5$bad</text:p>
      <text:p text:style-name="P3">character(0)</text:p>
      <text:p text:style-name="P2"><text:soft-page-break/></text:p>
      <text:p text:style-name="P2"/>
      <text:p text:style-name="P3">$Team.6</text:p>
      <text:p text:style-name="P3">list()</text:p>
      <text:p text:style-name="P2"/>
      <text:p text:style-name="P3">$Unterst.1</text:p>
      <text:p text:style-name="P3">list()</text:p>
      <text:p text:style-name="P2"/>
      <text:p text:style-name="P3">$Unterst.2</text:p>
      <text:p text:style-name="P3">list()</text:p>
      <text:p text:style-name="P2"/>
      <text:p text:style-name="P3">$Unterst.3</text:p>
      <text:p text:style-name="P3">$Unterst.3$inspect</text:p>
      <text:p text:style-name="P3">[1] "I910_03"</text:p>
      <text:p text:style-name="P2"/>
      <text:p text:style-name="P3">$Unterst.3$bad</text:p>
      <text:p text:style-name="P3">character(0)</text:p>
      <text:p text:style-name="P2"/>
      <text:p text:style-name="P2"/>
      <text:p text:style-name="P3">$Unterst.4</text:p>
      <text:p text:style-name="P3">list()</text:p>
      <text:p text:style-name="P2"/>
      <text:p text:style-name="P3">$Unterst.5</text:p>
      <text:p text:style-name="P3">$Unterst.5$inspect</text:p>
      <text:p text:style-name="P3">[1] "K221_12"</text:p>
      <text:p text:style-name="P2"/>
      <text:p text:style-name="P3">$Unterst.5$bad</text:p>
      <text:p text:style-name="P3">character(0)</text:p>
      <text:p text:style-name="P2"/>
      <text:p text:style-name="P2"/>
      <text:p text:style-name="P3">$Unterst.6</text:p>
      <text:p text:style-name="P3">$Unterst.6$inspect</text:p>
      <text:p text:style-name="P3">[1] "K203_01" "K203_02" "K203_15" "K203_16"</text:p>
      <text:p text:style-name="P2"/>
      <text:p text:style-name="P3">$Unterst.6$bad</text:p>
      <text:p text:style-name="P3">character(0)</text:p>
      <text:p text:style-name="P2"/>
      <text:p text:style-name="P2"/>
      <text:p text:style-name="P3">$Paed.Halt.1</text:p>
      <text:p text:style-name="P3">$Paed.Halt.1$inspect</text:p>
      <text:p text:style-name="P3">[1] "J118_13" "J116_11" "J109_04"</text:p>
      <text:p text:style-name="P2"/>
      <text:p text:style-name="P3">$Paed.Halt.1$bad</text:p>
      <text:p text:style-name="P3">character(0)</text:p>
      <text:p text:style-name="P2"/>
      <text:p text:style-name="P2"/>
      <text:p text:style-name="P3">$Paed.Halt.2</text:p>
      <text:p text:style-name="P3">$Paed.Halt.2$inspect</text:p>
      <text:p text:style-name="P3">[1] "J111_06" "J110_05"</text:p>
      <text:p text:style-name="P2"/>
      <text:p text:style-name="P3">$Paed.Halt.2$bad</text:p>
      <text:p text:style-name="P3">character(0)</text:p>
      <text:p text:style-name="P2"/>
      <text:p text:style-name="P2"/>
      <text:p text:style-name="P3">$Paed.Komp</text:p>
      <text:p text:style-name="P3">$Paed.Komp$inspect</text:p>
      <text:p text:style-name="P3">[1] "K205_02" "K205_03" "K205_05" "K205_10"</text:p>
      <text:p text:style-name="P2"/>
      <text:p text:style-name="P3">$Paed.Komp$bad</text:p>
      <text:p text:style-name="P3">character(0)</text:p>
      <text:p text:style-name="P2"/>
      <text:p text:style-name="P2"/>
      <text:p text:style-name="P3">$Paed.Part.2</text:p>
      <text:p text:style-name="P3">$Paed.Part.2$inspect</text:p>
      <text:p text:style-name="P3">[1] "G615_12" "E411_04" "F520_15" "G609_06"</text:p>
      <text:p text:style-name="P2"/>
      <text:p text:style-name="P3">$Paed.Part.2$bad</text:p>
      <text:p text:style-name="P3">[1] "G616_13" "H817_14"</text:p>
      <text:p text:style-name="P2"/>
      <text:p text:style-name="P2"><text:soft-page-break/></text:p>
      <text:p text:style-name="P3">$Paed.Part.3</text:p>
      <text:p text:style-name="P3">$Paed.Part.3$inspect</text:p>
      <text:p text:style-name="P3">[1] "F504_01"</text:p>
      <text:p text:style-name="P2"/>
      <text:p text:style-name="P3">$Paed.Part.3$bad</text:p>
      <text:p text:style-name="P3">character(0)</text:p>
      <text:p text:style-name="P2"/>
      <text:p text:style-name="P2"/>
      <text:p text:style-name="P3">$Paed.Part.4</text:p>
      <text:p text:style-name="P3">$Paed.Part.4$inspect</text:p>
      <text:p text:style-name="P3">character(0)</text:p>
      <text:p text:style-name="P2"/>
      <text:p text:style-name="P3">$Paed.Part.4$bad</text:p>
      <text:p text:style-name="P3">character(0)</text:p>
      <text:p text:style-name="P2"/>
      <text:p text:style-name="P2"/>
      <text:p text:style-name="P3">$Paed.Part.5</text:p>
      <text:p text:style-name="P3">$Paed.Part.5$inspect</text:p>
      <text:p text:style-name="P3">[1] "H703_01" "H714_10" "H818_15"</text:p>
      <text:p text:style-name="P2"/>
      <text:p text:style-name="P3">$Paed.Part.5$bad</text:p>
      <text:p text:style-name="P3">character(0)</text:p>
      <text:p text:style-name="P2"/>
      <text:p text:style-name="P2"/>
      <text:p text:style-name="P3">$Haltekraft</text:p>
      <text:p text:style-name="P3">$Haltekraft$inspect</text:p>
      <text:p text:style-name="P3">character(0)</text:p>
      <text:p text:style-name="P2"/>
      <text:p text:style-name="P3">$Haltekraft$bad</text:p>
      <text:p text:style-name="P3">character(0)</text:p>
      <text:p text:style-name="P2"/>
      <text:p text:style-name="P2"/>
      <text:p text:style-name="P3">$SEA</text:p>
      <text:p text:style-name="P3">list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rian Keppeler</meta:initial-creator>
    <meta:creation-date>2023-12-31T13:15:52.18</meta:creation-date>
    <meta:document-statistic meta:table-count="0" meta:image-count="0" meta:object-count="0" meta:page-count="5" meta:paragraph-count="198" meta:word-count="244" meta:character-count="2784"/>
    <dc:date>2023-12-31T13:16:27.21</dc:date>
    <dc:creator>Florian Keppeler</dc:creator>
    <meta:editing-duration>PT37S</meta:editing-duration>
    <meta:editing-cycles>1</meta:editing-cycles>
    <meta:generator>OpenOffice/4.1.14$Win32 OpenOffice.org_project/4114m1$Build-9811</meta:generator>
  </office:meta>
</office:document-meta>
</file>